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544" calcext:value-type="float">
            <text:p>112.9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8072" calcext:value-type="float">
            <text:p>108.0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0584" calcext:value-type="float">
            <text:p>106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9152" calcext:value-type="float">
            <text:p>105.2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2296" calcext:value-type="float">
            <text:p>99.1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4072" calcext:value-type="float">
            <text:p>98.8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2592" calcext:value-type="float">
            <text:p>98.4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6776" calcext:value-type="float">
            <text:p>96.8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656" calcext:value-type="float">
            <text:p>91.3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8624" calcext:value-type="float">
            <text:p>79.6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1776" calcext:value-type="float">
            <text:p>79.7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502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